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607cm" svg:x="1.4cm" svg:y="0.787cm" presentation:class="title" presentation:user-transformed="true">
          <draw:text-box>
            <text:p>Personality Based Music Recommendation Syste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y:</text:p>
            <text:p>Abhishek Poudal(070BCT502)</text:p>
            <text:p>Brihat Ratna Bacharya(070BCT513)</text:p>
            <text:p>Miran Ghimire(070BCT521)</text:p>
            <text:p>Nabin Bhattarai(070BCT522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 of the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>To determine:</text:p>
                <text:p>Can personality of the user be used for the recommendation of the music to user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07cm" svg:x="1.4cm" svg:y="0.787cm" presentation:class="title" presentation:user-transformed="true">
          <draw:text-box>
            <text:p>Determination of personality of us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In order to determine the personality of the user, Big 5 personality traits was used as the model, which categorizes the person into:</text:p>
              </text:list-header>
              <text:list-item>
                <text:p>O</text:p>
              </text:list-item>
              <text:list-item>
                <text:p>C</text:p>
              </text:list-item>
              <text:list-item>
                <text:p>E</text:p>
              </text:list-item>
              <text:list-item>
                <text:p>A</text:p>
              </text:list-item>
              <text:list-item>
                <text:p>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607cm" svg:x="1.4cm" svg:y="0.787cm" presentation:class="title" presentation:user-transformed="true">
          <draw:text-box>
            <text:p>How personality traits of user was determine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Personality traits of user was determined using NLP and classification algorithms via the status of the user obtained from facebook, steps of which are summarized as:</text:p>
              </text:list-header>
              <text:list-item>
                <text:p>Step1: Data set was obtained from <text:span text:style-name="T1">mypersonality.org</text:span></text:p>
              </text:list-item>
              <text:list-item>
                <text:p><text:span text:style-name="T2">Step2: Perprocessing of dataset obtained(stopwords removal, stemming)</text:span></text:p>
              </text:list-item>
              <text:list-item>
                <text:p><text:span text:style-name="T2">Step3: Extraction of feature i.e creation of feature vector</text:span></text:p>
              </text:list-item>
              <text:list-item>
                <text:p><text:span text:style-name="T2">Step4: Use of classification algorithms to classify persona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607cm" svg:x="1.4cm" svg:y="0.787cm" presentation:class="title" presentation:user-transformed="true">
          <draw:text-box>
            <text:p>Performance of classification algorith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The classification algorithms for determining the personality used are:</text:p>
              </text:list-header>
              <text:list-item>
                <text:p>Naive Bayes</text:p>
              </text:list-item>
              <text:list-item>
                <text:p>Logistic Regression</text:p>
                <text:p>One of the major difficulties was the preprocessing, as the user in the facebook can use in their post which also had great impact on the accuracy of an algorithm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sic Recommen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In order to recommend music to user, the following system were used:</text:p>
              </text:list-header>
              <text:list-item>
                <text:p>Combination of global baseline algorithm and collaborative filtering</text:p>
              </text:list-item>
              <text:list-item>
                <text:p>Matrix Factoriz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607cm" svg:x="1.4cm" svg:y="0.787cm" presentation:class="title" presentation:user-transformed="true">
          <draw:text-box>
            <text:p>Global Baseline Algorithm for recommend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borative Filter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607cm" svg:x="1.4cm" svg:y="0.787cm" presentation:class="title" presentation:user-transformed="true">
          <draw:text-box>
            <text:p>Impact of personality in recommendation engin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607cm" svg:x="1.4cm" svg:y="0.787cm" presentation:class="title" presentation:user-transformed="true">
          <draw:text-box>
            <text:p>Comparison with matrix factoriz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ding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 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header>
                <text:p text:style-name="P2">Question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8T06:28:51.265985024</meta:creation-date>
    <dc:date>2017-07-28T06:56:22.437710730</dc:date>
    <meta:editing-duration>PT16M34S</meta:editing-duration>
    <meta:editing-cycles>3</meta:editing-cycles>
    <meta:generator>LibreOffice/5.3.3.2$Linux_X86_64 LibreOffice_project/30m0$Build-2</meta:generator>
    <meta:document-statistic meta:object-count="73"/>
  </office:meta>
</office:document-meta>
</file>